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22344" officeooo:paragraph-rsid="0022234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2344" officeooo:paragraph-rsid="00222344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officeooo:rsid="0013164e" officeooo:paragraph-rsid="0013164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1pt" style:text-underline-style="solid" style:text-underline-width="auto" style:text-underline-color="font-color" officeooo:rsid="0013164e" officeooo:paragraph-rsid="0013164e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1pt" style:text-underline-style="solid" style:text-underline-width="auto" style:text-underline-color="font-color" officeooo:rsid="00222344" officeooo:paragraph-rsid="0022234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3164e" officeooo:paragraph-rsid="0022234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3164e" officeooo:paragraph-rsid="0013164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5ff34" officeooo:paragraph-rsid="00281a6b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5ff34" officeooo:paragraph-rsid="001f52d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5ff34" officeooo:paragraph-rsid="0015ff3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5ff34" officeooo:paragraph-rsid="0023cca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22344" officeooo:paragraph-rsid="00281a6b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22344" officeooo:paragraph-rsid="00214860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22344" officeooo:paragraph-rsid="00222344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22344" officeooo:paragraph-rsid="00275293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edfb3" officeooo:paragraph-rsid="001f52d6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edfb3" officeooo:paragraph-rsid="001edfb3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f52d6" officeooo:paragraph-rsid="001f52d6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f52d6" officeooo:paragraph-rsid="00207add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07add" officeooo:paragraph-rsid="00207add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a5743" officeooo:paragraph-rsid="001a5743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d37e4" officeooo:paragraph-rsid="001d37e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96cd4" officeooo:paragraph-rsid="00196cd4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784de" officeooo:paragraph-rsid="001f52d6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1784de" officeooo:paragraph-rsid="0023ccaf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09485" officeooo:paragraph-rsid="00209485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09485" officeooo:paragraph-rsid="0023ccaf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14860" officeooo:paragraph-rsid="00214860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75293" officeooo:paragraph-rsid="00275293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3ccaf" officeooo:paragraph-rsid="0023ccaf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434bf" officeooo:paragraph-rsid="002434bf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1pt" style:text-underline-style="none" officeooo:rsid="0025d6d7" officeooo:paragraph-rsid="0025d6d7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1pt" officeooo:paragraph-rsid="00214860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1pt" fo:font-style="italic" style:text-underline-style="none" officeooo:rsid="00222344" officeooo:paragraph-rsid="00222344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1pt" fo:font-style="italic" style:text-underline-style="none" officeooo:rsid="00222344" officeooo:paragraph-rsid="00281a6b" style:font-size-asian="11pt" style:font-style-asian="italic" style:font-size-complex="11pt" style:font-style-complex="italic"/>
    </style:style>
    <style:style style:name="T1" style:family="text">
      <style:text-properties officeooo:rsid="0014651a"/>
    </style:style>
    <style:style style:name="T2" style:family="text">
      <style:text-properties officeooo:rsid="001784de"/>
    </style:style>
    <style:style style:name="T3" style:family="text">
      <style:text-properties officeooo:rsid="001d37e4"/>
    </style:style>
    <style:style style:name="T4" style:family="text">
      <style:text-properties officeooo:rsid="001edfb3"/>
    </style:style>
    <style:style style:name="T5" style:family="text">
      <style:text-properties style:text-underline-style="none" officeooo:rsid="00214860"/>
    </style:style>
    <style:style style:name="T6" style:family="text">
      <style:text-properties style:text-underline-style="none" officeooo:rsid="00222344"/>
    </style:style>
    <style:style style:name="T7" style:family="text">
      <style:text-properties officeooo:rsid="001f52d6"/>
    </style:style>
    <style:style style:name="T8" style:family="text">
      <style:text-properties officeooo:rsid="00207add"/>
    </style:style>
    <style:style style:name="T9" style:family="text">
      <style:text-properties officeooo:rsid="00209485"/>
    </style:style>
    <style:style style:name="T10" style:family="text">
      <style:text-properties officeooo:rsid="00214860"/>
    </style:style>
    <style:style style:name="T11" style:family="text">
      <style:text-properties officeooo:rsid="00222344"/>
    </style:style>
    <style:style style:name="T12" style:family="text">
      <style:text-properties officeooo:rsid="0023ccaf"/>
    </style:style>
    <style:style style:name="T13" style:family="text">
      <style:text-properties officeooo:rsid="002434bf"/>
    </style:style>
    <style:style style:name="T14" style:family="text">
      <style:text-properties officeooo:rsid="0025d6d7"/>
    </style:style>
    <style:style style:name="T15" style:family="text">
      <style:text-properties officeooo:rsid="0025e15a"/>
    </style:style>
    <style:style style:name="T16" style:family="text">
      <style:text-properties officeooo:rsid="0027529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4651a" style:font-style-asian="italic" style:font-style-complex="italic"/>
    </style:style>
    <style:style style:name="T19" style:family="text">
      <style:text-properties fo:font-style="italic" officeooo:rsid="0015ff34" style:font-style-asian="italic" style:font-style-complex="italic"/>
    </style:style>
    <style:style style:name="T20" style:family="text">
      <style:text-properties officeooo:rsid="00281a6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52d6" style:font-weight-asian="bold" style:font-weight-complex="bold"/>
    </style:style>
    <style:style style:name="T23" style:family="text">
      <style:text-properties fo:font-weight="bold" officeooo:rsid="00222344" style:font-weight-asian="bold" style:font-weight-complex="bold"/>
    </style:style>
    <style:style style:name="T24" style:family="text">
      <style:text-properties fo:font-weight="bold" officeooo:rsid="0023ccaf" style:font-weight-asian="bold" style:font-weight-complex="bold"/>
    </style:style>
    <style:style style:name="T25" style:family="text">
      <style:text-properties fo:font-weight="bold" officeooo:rsid="00275293" style:font-weight-asian="bold" style:font-weight-complex="bold"/>
    </style:style>
    <style:style style:name="T26" style:family="text">
      <style:text-properties style:font-name="Liberation Sans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CUESTA 1 </text:p>
      <text:p text:style-name="P4"/>
      <text:p text:style-name="P6"><text:span text:style-name="T17">Esta es la primera encuesta, deberás completarla antes de ver el vídeo. </text:span><text:span text:style-name="T18">Las encuestas son anónimas pero te vamos a pedir que escribas un nombre para así poder identificar las dos encuestas que pertenecen a la misma persona, así que puedes usar cualquier nombre inventado. También podrás dejar un correo electrónico como contacto si quieres ganar una camiseta del canal o elegir tema para un vídeo. </text:span><text:span text:style-name="T17">No te preocupes si no sabes </text:span><text:span text:style-name="T18">la</text:span><text:span text:style-name="T17"> respuesta </text:span><text:span text:style-name="T19">a alguna pregunta</text:span><text:span text:style-name="T17"> o </text:span><text:span text:style-name="T18">es incorrecta, no hace falta que lo mires en Google, esta encuesta es para averiguar cuánto sabes sobre cuántica antes del vídeo.</text:span><text:span text:style-name="T1"> </text:span></text:p>
      <text:p text:style-name="P7"/>
      <text:p text:style-name="P7"/>
      <text:p text:style-name="P8">Nombre: ________<text:span text:style-name="T17">(puedes poner lo que quieras: tu nombre real, el nombre de tu mascota, tu personaje favorito,… pero recuerda usar el mismo nombre en las dos encuestas)</text:span></text:p>
      <text:p text:style-name="P8">Edad: _______</text:p>
      <text:p text:style-name="P12">E-mail: _________(<text:span text:style-name="T17">sólo necesario en caso de que quieras ganar una camiseta del canal o elegir tema de un vídeo) </text:span></text:p>
      <text:p text:style-name="P7"/>
      <text:p text:style-name="P7"/>
      <text:p text:style-name="P16"><text:span text:style-name="T21">Pregunta </text:span><text:span text:style-name="T22">1</text:span><text:span text:style-name="T21">. </text:span><text:s/><text:span text:style-name="T7">El átomo está formado por protones, neutrones y electrones, ¿ Dónde están los electrones en un átomo?</text:span></text:p>
      <text:p text:style-name="P18">a) Los electrones giran en órbitas cuantizadas alrededor del núcleo</text:p>
      <text:p text:style-name="P18">b) Los electrones giran <text:s/>en órbitas elípticas alrededor del núcleo</text:p>
      <text:p text:style-name="P18">c) Los electrones giran aleatoriamente alrededor del núcleo</text:p>
      <text:p text:style-name="P18">d) Los electrones están indeterminados <text:span text:style-name="T8">y son</text:span> orbitales con distintas formas</text:p>
      <text:p text:style-name="P18">e) No lo sé</text:p>
      <text:p text:style-name="P7"/>
      <text:p text:style-name="P19"><text:span text:style-name="T21">Pregunta </text:span><text:span text:style-name="T23">2</text:span><text:span text:style-name="T21">.</text:span> <text:s/><text:span text:style-name="T8">Una partícula cuántica:</text:span></text:p>
      <text:p text:style-name="P20">a) Puede estar en muchos estados a la vez</text:p>
      <text:p text:style-name="P20">b) Puede estar sólo en 2 estados a la vez</text:p>
      <text:p text:style-name="P20">c) Puede estar sólo en un número par de estados a la vez</text:p>
      <text:p text:style-name="P20">d) Puede estar sólo en un número impar de estados a la vez</text:p>
      <text:p text:style-name="P20">e) No lo sé</text:p>
      <text:p text:style-name="P20"/>
      <text:p text:style-name="P21"><text:span text:style-name="T21">Pregunta </text:span><text:span text:style-name="T23">3</text:span><text:span text:style-name="T21">. </text:span><text:s/>¿ Qué dice el Principio de indeterminación de Heisenberg?</text:p>
      <text:p text:style-name="P21">a) Una partícula puede estar a la vez en dos lugares diferentes</text:p>
      <text:p text:style-name="P21">b) Dos partículas pueden estar a la vez en el mismo lugar</text:p>
      <text:p text:style-name="P21">c) <text:span text:style-name="T3">No se pueden determinar a la vez la posición y la velocidad de una partícula</text:span></text:p>
      <text:p text:style-name="P21">d) <text:span text:style-name="T4">No se puede observar un fotón y un electrón a la vez</text:span></text:p>
      <text:p text:style-name="P21">e) No lo sé</text:p>
      <text:p text:style-name="P21"/>
      <text:p text:style-name="P22"><text:span text:style-name="T21">Pregunta </text:span><text:span text:style-name="T23">4</text:span><text:span text:style-name="T21">. </text:span><text:s/><text:span text:style-name="T4">El famoso experimento del gato de Schrödinger:</text:span></text:p>
      <text:p text:style-name="P17">a) Es un experimento que nunca se ha realizado debido a los derechos de los animales</text:p>
      <text:p text:style-name="P17">b) Es un experimento imaginario o ficticio</text:p>
      <text:p text:style-name="P17">c) Es un experimento propuesto por Einstein y realizado Schrödinger en 1937</text:p>
      <text:p text:style-name="P17">d) Es un experimento realizado en Viena en 1935 usando un gato de raza pura</text:p>
      <text:p text:style-name="P17">e) No lo sé </text:p>
      <text:p text:style-name="P23"/>
      <text:p text:style-name="P9"><text:span text:style-name="T21">Pregunta </text:span><text:span text:style-name="T23">5</text:span><text:span text:style-name="T21">. </text:span><text:s/><text:span text:style-name="T2">¿ Qué es un qubit?</text:span></text:p>
      <text:p text:style-name="P24">a) Es un aparato para medir impulsos eléctricos cuánticos en laboratorios </text:p>
      <text:p text:style-name="P24">b) Es la unidad mínima de información cuántica</text:p>
      <text:p text:style-name="P24">c) Es un estado cúantico de dos partículas entrelazadas</text:p>
      <text:p text:style-name="P24">d) Es una unidad de medida de la frecuencia de un láser</text:p>
      <text:p text:style-name="P24">e) No lo sé </text:p>
      <text:p text:style-name="P10"/>
      <text:p text:style-name="P20"><text:span text:style-name="T21"/></text:p>
      <text:p text:style-name="P20"><text:span text:style-name="T21"/></text:p>
      <text:p text:style-name="P20"><text:span text:style-name="T21"/></text:p>
      <text:p text:style-name="P20"><text:soft-page-break/><text:span text:style-name="T21"/></text:p>
      <text:p text:style-name="P20"><text:span text:style-name="T21"/></text:p>
      <text:p text:style-name="P20"><text:span text:style-name="T21">Pregunta </text:span><text:span text:style-name="T23">6</text:span><text:span text:style-name="T21">.</text:span> <text:s/><text:span text:style-name="T9">¿ Qué es la esfera de Bloch?</text:span></text:p>
      <text:p text:style-name="P26">a) Es una representación geométrica de estados cuánticos <text:span text:style-name="T11">puros</text:span></text:p>
      <text:p text:style-name="P26">b) Es una esfera de 4 dimensiones</text:p>
      <text:p text:style-name="P26">c) Es una representación de los electrones en un átomo</text:p>
      <text:p text:style-name="P26">d) Es un qubit de 3 dime<text:span text:style-name="T10">n</text:span>siones</text:p>
      <text:p text:style-name="P26">e) No lo sé</text:p>
      <text:p text:style-name="P26"/>
      <text:p text:style-name="P26"><text:span text:style-name="T21">Pregunta </text:span><text:span text:style-name="T23">7</text:span><text:span text:style-name="T21">.</text:span> <text:s/><text:span text:style-name="T10">¿ Cuál es una de las principales características de la física cuántica?</text:span></text:p>
      <text:p text:style-name="P28">a) Es una teoría con algunos errores porque las partículas cuánticas son difíciles de estudiar</text:p>
      <text:p text:style-name="P28">b) Es una teoría que permitirá viajar en el tiempo y el espacio</text:p>
      <text:p text:style-name="P28">c) Es una teoría probabilística <text:span text:style-name="T11">que no tiene una interpretación única entre los físicos</text:span></text:p>
      <text:p text:style-name="P33"><text:span text:style-name="T5">d) Es una teoría </text:span><text:span text:style-name="T6">poco consolidada</text:span><text:span text:style-name="T5"> </text:span><text:span text:style-name="T6">porque hay muy pocos experimentos que la demuestren</text:span></text:p>
      <text:p text:style-name="P28">e) No lo sé</text:p>
      <text:p text:style-name="P13"/>
      <text:p text:style-name="P13"/>
      <text:p text:style-name="P13"/>
      <text:p text:style-name="P29">Muchas gracias y disfruta del vídeo! :<text:span text:style-name="T20">)</text:span></text:p>
      <text:p text:style-name="P2"><text:span text:style-name="T26"/></text:p>
      <text:p text:style-name="P1"><text:span text:style-name="T26"/></text:p>
      <text:p text:style-name="P1"><text:span text:style-name="T26">Encuesta 2 </text:span></text:p>
      <text:p text:style-name="P5"/>
      <text:p text:style-name="P34">Esta es la segunda encuesta, deberás completarla después de ver el vídeo. No olvides escribir el mismo nombre que has usado en la primera encuesta, y <text:span text:style-name="T1">dejar un correo electrónico como contacto si quieres ganar una camiseta del canal o elegir tema para un vídeo. No te preocupes si no sabes la respuesta a alguna pregunta o es incorrecta, no hace falta que lo mires en Google, esta encuesta es para averiguar </text:span>si el vídeo <text:span text:style-name="T12">ha sido útil y</text:span> te ha ayudado <text:span text:style-name="T12">y has aprendido</text:span> <text:span text:style-name="T12">cosas de física cuántica. </text:span></text:p>
      <text:p text:style-name="P14"/>
      <text:p text:style-name="P14"/>
      <text:p text:style-name="P8">Nombre: ____________<text:span text:style-name="T17">(puedes poner lo que quieras: tu nombre real, el nombre de tu mascota, tu personaje favorito,… pero recuerda usar el mismo nombre en las dos encuestas)</text:span></text:p>
      <text:p text:style-name="P12">E-mail: _______ <text:span text:style-name="T17">(sólo necesario en caso de que quieras ganar una camiseta del canal o elegir tema de un vídeo) </text:span></text:p>
      <text:p text:style-name="P35"/>
      <text:p text:style-name="P35"/>
      <text:p text:style-name="P11"><text:span text:style-name="T21">Pregunta </text:span><text:span text:style-name="T24">1</text:span><text:span text:style-name="T21">. </text:span><text:s/><text:span text:style-name="T2">¿ Qué es un qubit?</text:span></text:p>
      <text:p text:style-name="P25">a) Es un aparato para medir impulsos eléctricos cuánticos en laboratorios </text:p>
      <text:p text:style-name="P25">b) Es la unidad mínima de información cuántica</text:p>
      <text:p text:style-name="P25">c) Es un estado cúantico de dos partículas entrelazadas</text:p>
      <text:p text:style-name="P25">d) Es una unidad de medida de la frecuencia de un láser</text:p>
      <text:p text:style-name="P25">e) No lo sé </text:p>
      <text:p text:style-name="P27"/>
      <text:p text:style-name="P30"><text:span text:style-name="T21">Pregunta </text:span><text:span text:style-name="T25">2</text:span><text:span text:style-name="T21">. </text:span><text:s/>¿ Qué significa “medir” un qubit en física cuántica?</text:p>
      <text:p text:style-name="P30">a) Significa proyectar el qubit sobre un eje </text:p>
      <text:p text:style-name="P30">b) Significa calcular la probabilidad de un estado del qubit</text:p>
      <text:p text:style-name="P30">c) Significa calcular el coeficiente de un estado del qubit</text:p>
      <text:p text:style-name="P30">d) Significa <text:span text:style-name="T13">proyectar el qubit sobre un plano</text:span></text:p>
      <text:p text:style-name="P30">e) No lo sé </text:p>
      <text:p text:style-name="P30"/>
      <text:p text:style-name="P31"><text:span text:style-name="T21">Pregunta </text:span><text:span text:style-name="T25">3</text:span><text:span text:style-name="T21">.</text:span> <text:s/><text:span text:style-name="T14">Hay</text:span> dos estados posibles para un qubit, 0 y 1, entonces el qubit: </text:p>
      <text:p text:style-name="P31">a) Sólo puede estar en un estado (0+1)</text:p>
      <text:p text:style-name="P31">b) Puede estar en dos estados (0+1) y (0-1)</text:p>
      <text:p text:style-name="P31">c) Puede estar en cualquier estado que sea superposición positiva y negativa de 0 y 1</text:p>
      <text:p text:style-name="P31">d) Puede estar en cualquier estado que sea superposición positiva, negativa y compleja de 0 y 1</text:p>
      <text:p text:style-name="P31">e) No lo sé</text:p>
      <text:p text:style-name="P31"><text:soft-page-break/></text:p>
      <text:p text:style-name="P29"><text:span text:style-name="T21">Pregunta 4.</text:span> <text:s/>Antes de medir un qubit en cualquier eje:</text:p>
      <text:p text:style-name="P29">a) El resultado está determinado y es único</text:p>
      <text:p text:style-name="P29">b) El resultado es aleatorio porque la física cuántica está incompleta</text:p>
      <text:p text:style-name="P29">c) El resultado es aleatorio porque la física cuántica es un teoría probabilistica</text:p>
      <text:p text:style-name="P29">d) El resultado está determinado si sabemos el estado inicial del qubit</text:p>
      <text:p text:style-name="P29">e) No lo sé </text:p>
      <text:p text:style-name="P29"/>
      <text:p text:style-name="P31"><text:span text:style-name="T21">Pregunta 5. </text:span><text:s/><text:span text:style-name="T14">¿ Qué ocurre cuando medimos un qubit?</text:span></text:p>
      <text:p text:style-name="P32">a) El estado inicial se destruye</text:p>
      <text:p text:style-name="P32">b) El estado inicial es observado </text:p>
      <text:p text:style-name="P32">c) El estado inicial es aleatorio</text:p>
      <text:p text:style-name="P32">d) El estado final se destruye</text:p>
      <text:p text:style-name="P32">e) No lo sé</text:p>
      <text:p text:style-name="P32"/>
      <text:p text:style-name="P32"><text:span text:style-name="T21">Pregunta 6. </text:span>Un qubit se encuentra en el eje X apuntado a la derecha en la esfera de Bloch:</text:p>
      <text:p text:style-name="P32">a) Al medir en Z lo observaremos apuntando hacia arriba con probabilidad del 100%</text:p>
      <text:p text:style-name="P32">b) Al medir en X lo observaremos apuntando hacia arriba con probabilidad del 100%</text:p>
      <text:p text:style-name="P32">c) Al medir en Z lo observaremos apuntando hacia arriba con probabilidad del 50%</text:p>
      <text:p text:style-name="P32">d) Al medir en X lo observaremos apuntando hacia arriba con probabilidad del 50%</text:p>
      <text:p text:style-name="P32">e) No lo sé</text:p>
      <text:p text:style-name="P32"/>
      <text:p text:style-name="P32"><text:span text:style-name="T21">Pregunta 7.</text:span> ¿ Qué dice el principio de indeterminación de Heisenberg aplicado a un qubit?</text:p>
      <text:p text:style-name="P32">a) <text:span text:style-name="T15">Un qubit puede estar en dos estados a la vez con probabilidad del 50% en cada uno</text:span></text:p>
      <text:p text:style-name="P32">b) <text:span text:style-name="T15">No se puede determinar a la vez la componente X y la componente Z de un qubit</text:span><text:line-break/>c) <text:span text:style-name="T15">No se puede medir un qubit en X y luego en Z</text:span></text:p>
      <text:p text:style-name="P32">d) <text:span text:style-name="T15">No se pueden hacer copias de un qubit</text:span></text:p>
      <text:p text:style-name="P32">e) No lo sé</text:p>
      <text:p text:style-name="P32"/>
      <text:p text:style-name="P29"/>
      <text:p text:style-name="P15"/>
      <text:p text:style-name="P29">Muchas gracias por participar !!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20:33:59.828685691</meta:creation-date>
    <dc:date>2019-05-06T02:01:31.325206194</dc:date>
    <meta:editing-duration>PT1H33M47S</meta:editing-duration>
    <meta:editing-cycles>1</meta:editing-cycles>
    <meta:document-statistic meta:table-count="0" meta:image-count="0" meta:object-count="0" meta:page-count="3" meta:paragraph-count="94" meta:word-count="1141" meta:character-count="6203" meta:non-whitespace-character-count="5127"/>
    <meta:generator>LibreOffice/6.0.7.3$Linux_X86_64 LibreOffice_project/00m0$Build-3</meta:generator>
  </office:meta>
</office:document-meta>
</file>